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</style:style>
    <style:style style:name="P2" style:family="paragraph" style:parent-style-name="Heading_20_1">
      <style:paragraph-properties fo:margin-top="0in" fo:margin-bottom="0in" style:contextual-spacing="false"/>
      <style:text-properties officeooo:rsid="00167d9f" officeooo:paragraph-rsid="00167d9f"/>
    </style:style>
    <style:style style:name="P3" style:family="paragraph" style:parent-style-name="Text_20_body">
      <style:text-properties officeooo:rsid="001aa942" officeooo:paragraph-rsid="001aa942"/>
    </style:style>
    <style:style style:name="P4" style:family="paragraph" style:parent-style-name="Text_20_body">
      <style:text-properties officeooo:rsid="001e716e" officeooo:paragraph-rsid="001e716e"/>
    </style:style>
    <style:style style:name="T1" style:family="text">
      <style:text-properties officeooo:rsid="001bef67"/>
    </style:style>
    <style:style style:name="T2" style:family="text">
      <style:text-properties officeooo:rsid="001d48a1"/>
    </style:style>
    <style:style style:name="T3" style:family="text">
      <style:text-properties officeooo:rsid="001e24cb"/>
    </style:style>
    <style:style style:name="T4" style:family="text">
      <style:text-properties officeooo:rsid="001f2925"/>
    </style:style>
    <style:style style:name="T5" style:family="text">
      <style:text-properties officeooo:rsid="00204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w handlu i usługach</text:p>
      <text:h text:style-name="P2" text:outline-level="1">Lekcja 1 (20/2/2024):</text:h>
      <text:p text:style-name="Text_20_body"/>
      <text:p text:style-name="Text_20_body">Prezentacja 15 slajdów.</text:p>
      <text:p text:style-name="Text_20_body">Literatura: Marketing usług - Payne Adrian <text:span text:style-name="T1">(199</text:span><text:span text:style-name="T3">3</text:span><text:span text:style-name="T1"> </text:span><text:span text:style-name="T3">rok</text:span><text:span text:style-name="T1">)</text:span></text:p>
      <text:p text:style-name="Text_20_body"/>
      <text:p text:style-name="P3">Target marketing – <text:span text:style-name="T2">promowanie towarów/usług do grupy </text:span>celow<text:span text:style-name="T2">ej</text:span>, konretnych interesujący.</text:p>
      <text:p text:style-name="P4">Marketing generuje potrzeby, ale także <text:span text:style-name="T4">ich</text:span> zaspok<text:span text:style-name="T5">a</text:span>j<text:span text:style-name="T5">a</text:span>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6pt" officeooo:rsid="0018fb4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0.3$Linux_X86_64 LibreOffice_project/420$Build-3</meta:generator>
    <dc:date>2024-02-20T10:28:02.538091618</dc:date>
    <meta:editing-duration>PT34M21S</meta:editing-duration>
    <meta:editing-cycles>12</meta:editing-cycles>
    <meta:document-statistic meta:table-count="0" meta:image-count="0" meta:object-count="0" meta:page-count="1" meta:paragraph-count="6" meta:word-count="35" meta:character-count="265" meta:non-whitespace-character-count="235"/>
  </office:meta>
</office:document-meta>
</file>